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142700000C81027E472B9D7E99FD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New Century Schlbk" svg:font-family="'New Century Schlbk', NewCenturySchlbk"/>
    <style:font-face style:name="Courier" svg:font-family="Courier" style:font-family-generic="modern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ew York" svg:font-family="'New York', 'Times New Roman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7in" fo:margin-left="0.0056in" table:align="left" style:writing-mode="lr-tb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6.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2" style:family="table">
      <style:table-properties style:width="7.0729in" fo:margin-left="-0.1299in" table:align="left" style:writing-mode="lr-tb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4.625in"/>
    </style:style>
    <style:style style:name="Table2.C" style:family="table-column">
      <style:table-column-properties style:column-width="0.937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2.2" style:family="table-row">
      <style:table-row-properties fo:keep-together="always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style:vertical-align="top" fo:padding-left="0.0556in" fo:padding-right="0.0556in" fo:padding-top="0in" fo:padding-bottom="0in" fo:border-left="0.75pt solid #000000" fo:border-right="none" fo:border-top="0.75pt solid #000000" fo:border-bottom="0.75pt solid #000000" style:writing-mode="lr-tb"/>
    </style:style>
    <style:style style:name="Table2.C2" style:family="table-cell">
      <style:table-cell-properties style:vertical-align="top" fo:padding-left="0.0556in" fo:padding-right="0.0556in" fo:padding-top="0in" fo:padding-bottom="0in" fo:border="0.75pt solid #000000" style:writing-mode="lr-tb"/>
    </style:style>
    <style:style style:name="Table2.A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A6" style:family="table-cell">
      <style:table-cell-properties fo:padding="0in" fo:border="none"/>
    </style:style>
    <style:style style:name="Table2.A7" style:family="table-cell">
      <style:table-cell-properties fo:padding="0in" fo:border="none"/>
    </style:style>
    <style:style style:name="Table2.A8" style:family="table-cell">
      <style:table-cell-properties fo:padding="0in" fo:border="none"/>
    </style:style>
    <style:style style:name="Table3" style:family="table">
      <style:table-properties style:width="7.0625in" fo:margin-left="-0.125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5.562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4" style:family="table">
      <style:table-properties style:width="7.0625in" fo:margin-left="-0.125in" table:align="left" style:writing-mode="lr-tb"/>
    </style:style>
    <style:style style:name="Table4.A" style:family="table-column">
      <style:table-column-properties style:column-width="1.5in"/>
    </style:style>
    <style:style style:name="Table4.B" style:family="table-column">
      <style:table-column-properties style:column-width="5.562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5" style:family="table">
      <style:table-properties style:width="7.0625in" fo:margin-left="-0.125in" table:align="left" style:writing-mode="lr-tb"/>
    </style:style>
    <style:style style:name="Table5.A" style:family="table-column">
      <style:table-column-properties style:column-width="1.5in"/>
    </style:style>
    <style:style style:name="Table5.B" style:family="table-column">
      <style:table-column-properties style:column-width="5.562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6" style:family="table">
      <style:table-properties style:width="7.25in" fo:margin-left="-0.125in" table:align="left" style:writing-mode="lr-tb"/>
    </style:style>
    <style:style style:name="Table6.A" style:family="table-column">
      <style:table-column-properties style:column-width="1.5in"/>
    </style:style>
    <style:style style:name="Table6.B" style:family="table-column">
      <style:table-column-properties style:column-width="5.7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7" style:family="table">
      <style:table-properties style:width="6.1569in" fo:margin-left="0.4215in" table:align="left" style:writing-mode="lr-tb"/>
    </style:style>
    <style:style style:name="Table7.A" style:family="table-column">
      <style:table-column-properties style:column-width="1.325in"/>
    </style:style>
    <style:style style:name="Table7.B" style:family="table-column">
      <style:table-column-properties style:column-width="4.831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6.1569in" fo:margin-left="0.4215in" table:align="left" style:writing-mode="lr-tb"/>
    </style:style>
    <style:style style:name="Table8.A" style:family="table-column">
      <style:table-column-properties style:column-width="1.325in"/>
    </style:style>
    <style:style style:name="Table8.B" style:family="table-column">
      <style:table-column-properties style:column-width="4.831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6.9375in" fo:margin-left="0.0056in" table:align="left" style:writing-mode="lr-tb"/>
    </style:style>
    <style:style style:name="Table9.A" style:family="table-column">
      <style:table-column-properties style:column-width="1.375in"/>
    </style:style>
    <style:style style:name="Table9.B" style:family="table-column">
      <style:table-column-properties style:column-width="5.562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in" fo:border="none" style:writing-mode="lr-tb"/>
    </style:style>
    <style:style style:name="Table10" style:family="table">
      <style:table-properties style:width="7.0625in" fo:margin-left="-0.125in" table:align="left" style:writing-mode="lr-tb"/>
    </style:style>
    <style:style style:name="Table10.A" style:family="table-column">
      <style:table-column-properties style:column-width="1.5in"/>
    </style:style>
    <style:style style:name="Table10.B" style:family="table-column">
      <style:table-column-properties style:column-width="5.562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1" style:family="table">
      <style:table-properties style:width="6.5785in" table:align="center" style:writing-mode="lr-tb"/>
    </style:style>
    <style:style style:name="Table11.A" style:family="table-column">
      <style:table-column-properties style:column-width="1.4in"/>
    </style:style>
    <style:style style:name="Table11.B" style:family="table-column">
      <style:table-column-properties style:column-width="5.1785in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top" fo:padding-left="0.075in" fo:padding-right="0.075in" fo:padding-top="0in" fo:padding-bottom="0in" fo:border-left="0.25pt solid #000000" fo:border-right="none" fo:border-top="0.25pt solid #000000" fo:border-bottom="none" style:writing-mode="lr-tb"/>
    </style:style>
    <style:style style:name="Table11.B1" style:family="table-cell">
      <style:table-cell-properties style:vertical-align="top" fo:padding-left="0.075in" fo:padding-right="0.075in" fo:padding-top="0in" fo:padding-bottom="0in" fo:border="0.25pt solid #000000" style:writing-mode="lr-tb"/>
    </style:style>
    <style:style style:name="Table11.A3" style:family="table-cell">
      <style:table-cell-properties style:vertical-align="top" fo:padding-left="0.075in" fo:padding-right="0.075in" fo:padding-top="0in" fo:padding-bottom="0in" fo:border-left="0.25pt solid #000000" fo:border-right="none" fo:border-top="0.25pt solid #000000" fo:border-bottom="0.25pt solid #000000" style:writing-mode="lr-tb"/>
    </style:style>
    <style:style style:name="Table12" style:family="table">
      <style:table-properties style:width="6.5785in" table:align="center" style:writing-mode="lr-tb"/>
    </style:style>
    <style:style style:name="Table12.A" style:family="table-column">
      <style:table-column-properties style:column-width="1.4in"/>
    </style:style>
    <style:style style:name="Table12.B" style:family="table-column">
      <style:table-column-properties style:column-width="5.1785in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top" fo:padding-left="0.075in" fo:padding-right="0.075in" fo:padding-top="0in" fo:padding-bottom="0in" fo:border-left="0.25pt solid #000000" fo:border-right="none" fo:border-top="0.25pt solid #000000" fo:border-bottom="0.25pt solid #000000" style:writing-mode="lr-tb"/>
    </style:style>
    <style:style style:name="Table12.B1" style:family="table-cell">
      <style:table-cell-properties style:vertical-align="top" fo:padding-left="0.075in" fo:padding-right="0.075in" fo:padding-top="0in" fo:padding-bottom="0in" fo:border="0.25pt solid #000000" style:writing-mode="lr-tb"/>
    </style:style>
    <style:style style:name="Table12.A6" style:family="table-cell">
      <style:table-cell-properties style:vertical-align="top" fo:padding-left="0.075in" fo:padding-right="0.075in" fo:padding-top="0in" fo:padding-bottom="0in" fo:border-left="0.25pt solid #000000" fo:border-right="none" fo:border-top="0.25pt solid #000000" fo:border-bottom="none" style:writing-mode="lr-tb"/>
    </style:style>
    <style:style style:name="P1" style:family="paragraph" style:parent-style-name="project">
      <style:paragraph-properties fo:margin-top="0in" fo:margin-bottom="0in" loext:contextual-spacing="false" style:line-height-at-least="0.0835in"/>
    </style:style>
    <style:style style:name="P2" style:family="paragraph" style:parent-style-name="ScriptTableBullets1" style:list-style-name="">
      <style:paragraph-properties fo:margin-left="0in" fo:margin-right="0in" fo:text-indent="0in" style:auto-text-indent="false"/>
    </style:style>
    <style:style style:name="P3" style:family="paragraph" style:parent-style-name="ScriptTableBullets1" style:list-style-name="">
      <style:paragraph-properties fo:margin-left="0.1252in" fo:margin-right="0in" fo:text-indent="-0.1252in" style:auto-text-indent="false">
        <style:tab-stops>
          <style:tab-stop style:position="0.1252in"/>
          <style:tab-stop style:position="0.25in"/>
        </style:tab-stops>
      </style:paragraph-properties>
    </style:style>
    <style:style style:name="P4" style:family="paragraph" style:parent-style-name="title" style:master-page-name="Standard">
      <style:paragraph-properties style:page-number="auto"/>
    </style:style>
    <style:style style:name="P5" style:family="paragraph" style:parent-style-name="Bullet_20_text_20_1">
      <style:paragraph-properties fo:margin-left="0.1819in" fo:margin-right="0in" fo:text-indent="-0.1252in" style:auto-text-indent="false"/>
    </style:style>
    <style:style style:name="P6" style:family="paragraph" style:parent-style-name="Block_20_text">
      <style:paragraph-properties fo:margin-left="-0.0626in" fo:margin-right="0in" fo:text-indent="0in" style:auto-text-indent="false"/>
    </style:style>
    <style:style style:name="P7" style:family="paragraph" style:parent-style-name="Block_20_text">
      <style:paragraph-properties fo:margin-left="0in" fo:margin-right="0in" fo:text-indent="0in" style:auto-text-indent="false"/>
    </style:style>
    <style:style style:name="P8" style:family="paragraph" style:parent-style-name="Block_20_text">
      <style:paragraph-properties fo:margin-left="0.1252in" fo:margin-right="0in" fo:text-indent="-0.1252in" style:auto-text-indent="false"/>
    </style:style>
    <style:style style:name="P9" style:family="paragraph" style:parent-style-name="Chapter_20_title" style:master-page-name="Convert_20_1">
      <style:paragraph-properties style:page-number="auto"/>
    </style:style>
    <style:style style:name="P10" style:family="paragraph" style:parent-style-name="Block_20_label">
      <style:paragraph-properties fo:margin-left="0in" fo:margin-right="0in" fo:text-indent="0in" style:auto-text-indent="false"/>
    </style:style>
    <style:style style:name="P11" style:family="paragraph" style:parent-style-name="Standard">
      <style:text-properties style:font-name="New York" fo:font-weight="bold" style:font-weight-asian="bold" style:font-name-complex="New York"/>
    </style:style>
    <style:style style:name="P12" style:family="paragraph" style:parent-style-name="Standard">
      <style:text-properties style:font-name="New York" style:font-name-complex="New York"/>
    </style:style>
    <style:style style:name="P13" style:family="paragraph" style:parent-style-name="Standard">
      <style:text-properties fo:font-size="14pt" fo:font-weight="bold" style:font-size-asian="14pt" style:font-weight-asian="bold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 fo:break-before="page"/>
    </style:style>
    <style:style style:name="P16" style:family="paragraph" style:parent-style-name="Standard">
      <style:paragraph-properties fo:margin-top="0.028in" fo:margin-bottom="0.028in" loext:contextual-spacing="false"/>
      <style:text-properties style:font-name="Helvetica" fo:font-size="10pt" style:font-size-asian="10pt" style:font-name-complex="Helvetica"/>
    </style:style>
    <style:style style:name="P17" style:family="paragraph" style:parent-style-name="Standard" style:list-style-name="WW8Num6">
      <style:paragraph-properties fo:margin-top="0.028in" fo:margin-bottom="0.028in" loext:contextual-spacing="false"/>
      <style:text-properties style:font-name="Helvetica" fo:font-size="10pt" style:font-size-asian="10pt" style:font-name-complex="Helvetica"/>
    </style:style>
    <style:style style:name="P18" style:family="paragraph" style:parent-style-name="Standard" style:list-style-name="WW8Num1">
      <style:paragraph-properties fo:margin-top="0.028in" fo:margin-bottom="0.028in" loext:contextual-spacing="false"/>
      <style:text-properties style:font-name="Helvetica" fo:font-size="10pt" style:font-size-asian="10pt" style:font-name-complex="Helvetica"/>
    </style:style>
    <style:style style:name="P19" style:family="paragraph" style:parent-style-name="Standard" style:list-style-name="WW8Num4">
      <style:paragraph-properties fo:margin-top="0.028in" fo:margin-bottom="0.028in" loext:contextual-spacing="false">
        <style:tab-stops>
          <style:tab-stop style:position="0.2252in"/>
        </style:tab-stops>
      </style:paragraph-properties>
      <style:text-properties style:font-name="Helvetica" fo:font-size="10pt" style:font-size-asian="10pt" style:font-name-complex="Helvetica"/>
    </style:style>
    <style:style style:name="P20" style:family="paragraph" style:parent-style-name="Standard">
      <style:paragraph-properties fo:margin-top="0.028in" fo:margin-bottom="0.028in" loext:contextual-spacing="false"/>
      <style:text-properties style:font-name="Courier" fo:font-size="10pt" style:font-size-asian="10pt" style:font-name-complex="Courier"/>
    </style:style>
    <style:style style:name="P21" style:family="paragraph" style:parent-style-name="Standard">
      <style:paragraph-properties fo:margin-top="0.028in" fo:margin-bottom="0.028in" loext:contextual-spacing="false" style:snap-to-layout-grid="false"/>
      <style:text-properties style:font-name="Courier" fo:font-size="10pt" style:font-size-asian="10pt" style:font-name-complex="Courier"/>
    </style:style>
    <style:style style:name="P22" style:family="paragraph" style:parent-style-name="Standard">
      <style:paragraph-properties fo:margin-top="0.028in" fo:margin-bottom="0.028in" loext:contextual-spacing="false"/>
      <style:text-properties style:font-name="Courier" fo:font-size="10pt" style:font-name-asian="Courier" style:font-size-asian="10pt" style:font-name-complex="Courier"/>
    </style:style>
    <style:style style:name="P23" style:family="paragraph" style:parent-style-name="Standard" style:list-style-name="WW8Num2">
      <style:paragraph-properties fo:margin-left="0.2252in" fo:margin-right="0in" fo:margin-top="0.028in" fo:margin-bottom="0.028in" loext:contextual-spacing="false" fo:text-indent="-0.2252in" style:auto-text-indent="false"/>
      <style:text-properties style:font-name="Helvetica" fo:font-size="10pt" style:font-size-asian="10pt" style:font-name-complex="Helvetica"/>
    </style:style>
    <style:style style:name="P24" style:family="paragraph" style:parent-style-name="Standard" style:list-style-name="WW8Num5">
      <style:paragraph-properties fo:margin-left="0.2252in" fo:margin-right="0in" fo:margin-top="0.028in" fo:margin-bottom="0.028in" loext:contextual-spacing="false" fo:text-indent="-0.2252in" style:auto-text-indent="false"/>
      <style:text-properties style:font-name="Helvetica" fo:font-size="10pt" style:font-size-asian="10pt" style:font-name-complex="Helvetica"/>
    </style:style>
    <style:style style:name="P25" style:family="paragraph" style:parent-style-name="Standard" style:list-style-name="WW8Num5">
      <style:paragraph-properties fo:margin-left="0.2252in" fo:margin-right="0in" fo:margin-top="0.028in" fo:margin-bottom="0.028in" loext:contextual-spacing="false" fo:text-indent="-0.2252in" style:auto-text-indent="false">
        <style:tab-stops/>
      </style:paragraph-properties>
      <style:text-properties style:font-name="Helvetica" fo:font-size="10pt" style:font-size-asian="10pt" style:font-name-complex="Helvetica"/>
    </style:style>
    <style:style style:name="P26" style:family="paragraph" style:parent-style-name="Standard" style:list-style-name="WW8Num4">
      <style:paragraph-properties fo:margin-left="0.2252in" fo:margin-right="0in" fo:margin-top="0.028in" fo:margin-bottom="0.028in" loext:contextual-spacing="false" fo:text-indent="-0.2252in" style:auto-text-indent="false">
        <style:tab-stops>
          <style:tab-stop style:position="0.2252in"/>
        </style:tab-stops>
      </style:paragraph-properties>
      <style:text-properties style:font-name="Helvetica" fo:font-size="10pt" style:font-size-asian="10pt" style:font-name-complex="Helvetica"/>
    </style:style>
    <style:style style:name="P27" style:family="paragraph" style:parent-style-name="Table_20_text">
      <style:paragraph-properties fo:text-align="center" style:justify-single-word="false"/>
      <style:text-properties fo:font-weight="bold" style:font-weight-asian="bold"/>
    </style:style>
    <style:style style:name="P28" style:family="paragraph" style:parent-style-name="Table_20_text">
      <style:paragraph-properties fo:margin-left="0.25in" fo:margin-right="0in" fo:text-indent="0in" style:auto-text-indent="false"/>
    </style:style>
    <style:style style:name="P29" style:family="paragraph" style:parent-style-name="Table_20_text">
      <style:paragraph-properties fo:margin-left="-0.1252in" fo:margin-right="0in" fo:margin-top="0in" fo:margin-bottom="0in" loext:contextual-spacing="false" fo:text-indent="0.1252in" style:auto-text-indent="false"/>
    </style:style>
    <style:style style:name="P30" style:family="paragraph" style:parent-style-name="Table_20_text">
      <style:paragraph-properties fo:margin-left="0.1819in" fo:margin-right="0in" fo:margin-top="0in" fo:margin-bottom="0in" loext:contextual-spacing="false" fo:text-indent="-0.1252in" style:auto-text-indent="false"/>
    </style:style>
    <style:style style:name="P31" style:family="paragraph" style:parent-style-name="bars">
      <style:paragraph-properties fo:margin-left="0in" fo:margin-right="0in" fo:text-align="center" style:justify-single-word="false" fo:text-indent="0in" style:auto-text-indent="false">
        <style:tab-stops>
          <style:tab-stop style:position="6.25in" style:leader-style="solid" style:leader-text="_"/>
        </style:tab-stops>
      </style:paragraph-properties>
    </style:style>
    <style:style style:name="P32" style:family="paragraph" style:parent-style-name="Heading_20_4">
      <style:paragraph-properties fo:margin-left="0in" fo:margin-right="0in" fo:text-indent="0in" style:auto-text-indent="false"/>
    </style:style>
    <style:style style:name="P33" style:family="paragraph" style:parent-style-name="Heading_20_4">
      <style:paragraph-properties fo:margin-left="-0.1252in" fo:margin-right="0in" fo:text-indent="0.1252in" style:auto-text-indent="false"/>
    </style:style>
    <style:style style:name="T1" style:family="text">
      <style:text-properties fo:font-style="italic" style:font-style-asian="italic"/>
    </style:style>
    <style:style style:name="T2" style:family="text">
      <style:text-properties style:font-name="New York" fo:font-weight="bold" style:font-weight-asian="bold" style:font-name-complex="New York"/>
    </style:style>
    <style:style style:name="T3" style:family="text">
      <style:text-properties style:font-name="New York" style:font-name-complex="New York"/>
    </style:style>
    <style:style style:name="T4" style:family="text">
      <style:text-properties style:font-name-asian="Times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style:font-size-asian="14pt"/>
    </style:style>
    <style:style style:name="T7" style:family="text">
      <style:text-properties fo:font-size="14pt" style:font-name-asian="Times" style:font-size-asian="14pt"/>
    </style:style>
    <style:style style:name="T8" style:family="text">
      <style:text-properties style:font-name="New Century Schlbk" fo:font-size="10pt" style:font-size-asian="10pt" style:font-name-complex="New Century Schlbk"/>
    </style:style>
    <style:style style:name="T9" style:family="text">
      <style:text-properties style:font-name="New Century Schlbk" fo:font-size="10pt" style:font-name-asian="Symbol" style:font-size-asian="10pt" style:font-name-complex="New Century Schlbk"/>
    </style:style>
    <style:style style:name="T10" style:family="text">
      <style:text-properties style:font-name="Symbol" fo:font-size="10pt" style:font-name-asian="Symbol" style:font-size-asian="10pt" style:font-name-complex="Symbol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Kit for<text:line-break/>Coding Standard<text:span text:style-name="T1">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logo"><draw:frame draw:style-name="fr1" draw:name="Image1" text:anchor-type="as-char" svg:width="0.5957in" svg:height="0.3362in" draw:z-index="0"><draw:image xlink:href="Pictures/200000090000142700000C81027E472B9D7E99FD.wmf" xlink:type="simple" xlink:show="embed" xlink:actuate="onLoad"/></draw:frame></text:p>
          </table:table-cell>
          <table:table-cell table:style-name="Table1.A1" office:value-type="string">
            <text:p text:style-name="P31"><text:tab/><text:line-break/><text:tab/><text:line-break/><text:tab/><text:line-break/><text:tab/><text:line-break/><text:tab/></text:p>
          </table:table-cell>
        </table:table-row>
      </table:table>
      <text:p text:style-name="author">Personal Software Process for Engineers: Part I</text:p>
      <text:p text:style-name="author"/>
      <text:p text:style-name="project"/>
      <text:p text:style-name="author"/>
      <text:p text:style-name="project"/>
      <text:p text:style-name="project"/>
      <text:p text:style-name="project"/>
      <text:p text:style-name="project"/>
      <text:p text:style-name="project"/>
      <text:p text:style-name="P1">The Software Engineering Institute (SEI)</text:p>
      <text:p text:style-name="P1">is a federally funded research and development center</text:p>
      <text:p text:style-name="P1">sponsored by the U.S. Department of Defense and</text:p>
      <text:p text:style-name="P1">operated by Carnegie Mellon University.</text:p>
      <text:p text:style-name="project"/>
      <text:p text:style-name="project"/>
      <text:p text:style-name="project"/>
      <text:p text:style-name="project"/>
      <text:p text:style-name="project"/>
      <text:p text:style-name="P1">This material is approved for public release.</text:p>
      <text:p text:style-name="P1">Distribution limited by the Software Engineering Institute to attendees.</text:p>
      <text:p text:style-name="Standard"/>
      <text:p text:style-name="P9">Personal Software Process for Engineers: Part I</text:p>
      <text:p text:style-name="Chapter_20_title">Assignment Kit for the Coding Standard</text:p>
      <text:p text:style-name="Map_20_title">Overview</text:p>
      <text:p text:style-name="Block_20_line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h text:style-name="P32" text:outline-level="4">Overview</text:h>
          </table:table-cell>
          <table:table-cell table:style-name="Table2.A1" table:number-columns-spanned="2" office:value-type="string">
            <text:p text:style-name="P6">This assignment kit covers the following topics.</text:p>
            <text:p text:style-name="P7"/>
          </table:table-cell>
          <table:covered-table-cell/>
        </table:table-row>
        <table:table-row table:style-name="Table2.2">
          <table:table-cell table:style-name="Table2.A2" office:value-type="string">
            <text:p text:style-name="Standard"/>
          </table:table-cell>
          <table:table-cell table:style-name="Table2.B2" office:value-type="string">
            <text:p text:style-name="P27">Section</text:p>
          </table:table-cell>
          <table:table-cell table:style-name="Table2.C2" office:value-type="string">
            <text:p text:style-name="P27">See Page</text:p>
          </table:table-cell>
        </table:table-row>
        <table:table-row table:style-name="Table2.2">
          <table:table-cell table:style-name="Table2.A3" office:value-type="string">
            <text:p text:style-name="P11"/>
          </table:table-cell>
          <table:table-cell table:style-name="Table2.B2" office:value-type="string">
            <text:p text:style-name="Table_20_text">Prerequisites</text:p>
          </table:table-cell>
          <table:table-cell table:style-name="Table2.C2" office:value-type="string">
            <text:p text:style-name="P28">2</text:p>
          </table:table-cell>
        </table:table-row>
        <table:table-row table:style-name="Table2.2">
          <table:table-cell table:style-name="Table2.A4" office:value-type="string">
            <text:p text:style-name="P12"/>
          </table:table-cell>
          <table:table-cell table:style-name="Table2.B2" office:value-type="string">
            <text:p text:style-name="Table_20_text">Objectives</text:p>
          </table:table-cell>
          <table:table-cell table:style-name="Table2.C2" office:value-type="string">
            <text:p text:style-name="P28">2</text:p>
          </table:table-cell>
        </table:table-row>
        <table:table-row table:style-name="Table2.2">
          <table:table-cell table:style-name="Table2.A5" office:value-type="string">
            <text:p text:style-name="P12"/>
          </table:table-cell>
          <table:table-cell table:style-name="Table2.B2" office:value-type="string">
            <text:p text:style-name="Table_20_text">Coding standard requirements</text:p>
          </table:table-cell>
          <table:table-cell table:style-name="Table2.C2" office:value-type="string">
            <text:p text:style-name="P28">3</text:p>
          </table:table-cell>
        </table:table-row>
        <table:table-row table:style-name="Table2.2">
          <table:table-cell table:style-name="Table2.A6" office:value-type="string">
            <text:p text:style-name="P12"/>
          </table:table-cell>
          <table:table-cell table:style-name="Table2.B2" office:value-type="string">
            <text:p text:style-name="Table_20_text">Example coding standard</text:p>
          </table:table-cell>
          <table:table-cell table:style-name="Table2.C2" office:value-type="string">
            <text:p text:style-name="P28">4</text:p>
          </table:table-cell>
        </table:table-row>
        <table:table-row table:style-name="Table2.2">
          <table:table-cell table:style-name="Table2.A7" office:value-type="string">
            <text:p text:style-name="P12"/>
          </table:table-cell>
          <table:table-cell table:style-name="Table2.B2" office:value-type="string">
            <text:p text:style-name="Table_20_text">Evaluation criteria and suggestions</text:p>
          </table:table-cell>
          <table:table-cell table:style-name="Table2.C2" office:value-type="string">
            <text:p text:style-name="P28">7</text:p>
          </table:table-cell>
        </table:table-row>
        <table:table-row table:style-name="Table2.2">
          <table:table-cell table:style-name="Table2.A8" office:value-type="string">
            <text:p text:style-name="P12"/>
          </table:table-cell>
          <table:table-cell table:style-name="Table2.B2" office:value-type="string">
            <text:p text:style-name="Table_20_text">Coding standard template</text:p>
          </table:table-cell>
          <table:table-cell table:style-name="Table2.C2" office:value-type="string">
            <text:p text:style-name="P28">8</text:p>
          </table:table-cell>
        </table:table-row>
      </table:table>
      <text:p text:style-name="Block_20_line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Prerequisites</text:p>
          </table:table-cell>
          <table:table-cell table:style-name="Table3.A1" office:value-type="string">
            <text:p text:style-name="P7">Prerequisites</text:p>
            <text:p text:style-name="Table_20_bullets_20_1"><text:span text:style-name="T4">•</text:span><text:tab/>Read Chapter 4</text:p>
            <text:p text:style-name="Bullet_20_text_20_1"><text:span text:style-name="T4">•</text:span><text:tab/>Complete Size Counting Standard</text:p>
          </table:table-cell>
        </table:table-row>
      </table:table>
      <text:p text:style-name="Block_20_line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h text:style-name="P32" text:outline-level="4">Objectives</text:h>
          </table:table-cell>
          <table:table-cell table:style-name="Table4.A1" office:value-type="string">
            <text:p text:style-name="P7">The objectives of the coding standard are to</text:p>
            <text:p text:style-name="Bullet_20_text_20_1"><text:span text:style-name="T4">•</text:span><text:tab/>establish a consistent set of coding practices</text:p>
            <text:p text:style-name="Bullet_20_text_20_1"><text:span text:style-name="T4">•</text:span><text:tab/>provide criteria for judging the quality of the code that you produce</text:p>
            <text:p text:style-name="P8"><text:span text:style-name="T4">•</text:span><text:tab/>facilitate size counting by ensuring your programs are written so they can be readily counted</text:p>
            <text:p text:style-name="P8"><text:span text:style-name="T4">•</text:span><text:tab/>for LOC counting, require that there be a separate physical line for each logical line of code</text:p>
          </table:table-cell>
        </table:table-row>
      </table:table>
      <text:p text:style-name="Block_20_line"/>
      <text:h text:style-name="Heading_20_4" text:outline-level="4"/>
      <text:h text:style-name="Heading_20_3" text:outline-level="3">Coding standard requirements</text:h>
      <text:p text:style-name="Block_20_line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h text:style-name="P32" text:outline-level="4">Coding <text:line-break/>standard requirements</text:h>
          </table:table-cell>
          <table:table-cell table:style-name="Table5.A1" office:value-type="string">
            <text:p text:style-name="P7">Produce, document, and submit a completed coding standard that calls for quality coding practices. <text:s/></text:p>
            <text:p text:style-name="P7"/>
            <text:p text:style-name="P7">For LOC counting, ensure that a separate physical source line is used for each logical line of code.</text:p>
            <text:p text:style-name="P7"/>
            <text:p text:style-name="P7">Submit the coding standard with your program 2 assignment package.</text:p>
          </table:table-cell>
        </table:table-row>
      </table:table>
      <text:p text:style-name="Block_20_line"/>
      <text:h text:style-name="Heading_20_3" text:outline-level="3">Example coding Standard</text:h>
      <text:p text:style-name="Block_20_line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">Coding standard example</text:p>
          </table:table-cell>
          <table:table-cell table:style-name="Table6.A1" office:value-type="string">
            <text:p text:style-name="P7">Pages 5 and 6 of this workbook contain an example C++ coding standard.</text:p>
            <text:p text:style-name="P7"/>
            <text:p text:style-name="P7">Notes about the example</text:p>
            <text:p text:style-name="Bullet_20_text_20_1"><text:span text:style-name="T4">•</text:span><text:tab/>Since it is an example, tailor it to meet your personal needs.</text:p>
            <text:p text:style-name="Bullet_20_text_20_1"><text:span text:style-name="T4">•</text:span><text:tab/>If you have an existing organizational standard, consider using it for the PSP exercises.</text:p>
          </table:table-cell>
        </table:table-row>
      </table:table>
      <text:p text:style-name="Continued_20_on_20_next_20_page">Continued on next page</text:p>
      <text:p text:style-name="P15"><text:span text:style-name="T5">Example <text:s/>C++ Coding Standard</text:span></text:p>
      <text:p text:style-name="P1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ScriptTableHeader">Purpose</text:p>
          </table:table-cell>
          <table:table-cell table:style-name="Table7.B1" office:value-type="string">
            <text:p text:style-name="P2">To guide implementation of C++ programs</text:p>
          </table:table-cell>
        </table:table-row>
        <table:table-row table:style-name="Table7.1">
          <table:table-cell table:style-name="Table7.A1" office:value-type="string">
            <text:p text:style-name="ScriptTableHeader">Program Headers</text:p>
          </table:table-cell>
          <table:table-cell table:style-name="Table7.B1" office:value-type="string">
            <text:p text:style-name="ScriptTableText">Begin all programs with a descriptive header.</text:p>
          </table:table-cell>
        </table:table-row>
        <table:table-row table:style-name="Table7.1">
          <table:table-cell table:style-name="Table7.A1" office:value-type="string">
            <text:p text:style-name="ScriptTableHeader">Header Format</text:p>
          </table:table-cell>
          <table:table-cell table:style-name="Table7.B1" office:value-type="string">
            <text:p text:style-name="ScriptTableText">/*****************************************************************/</text:p>
            <text:p text:style-name="ScriptTableText">/* Program Assignment: <text:s/>the program number <text:s text:c="56"/>*/</text:p>
            <text:p text:style-name="ScriptTableText">/* Name: <text:s text:c="26"/>your name <text:s text:c="71"/>*/</text:p>
            <text:p text:style-name="ScriptTableText">/* Date: <text:s text:c="28"/>the date you started developing the program <text:s text:c="18"/>*/</text:p>
            <text:p text:style-name="ScriptTableText">/* Description: <text:s text:c="17"/>a short description of the program and what it does <text:s text:c="7"/>*/</text:p>
            <text:p text:style-name="ScriptTableText">/*****************************************************************/</text:p>
          </table:table-cell>
        </table:table-row>
        <table:table-row table:style-name="Table7.1">
          <table:table-cell table:style-name="Table7.A1" office:value-type="string">
            <text:p text:style-name="ScriptTableHeader">Listing Contents</text:p>
          </table:table-cell>
          <table:table-cell table:style-name="Table7.B1" office:value-type="string">
            <text:p text:style-name="ScriptTableText">Provide a summary of the listing contents</text:p>
          </table:table-cell>
        </table:table-row>
        <table:table-row table:style-name="Table7.1">
          <table:table-cell table:style-name="Table7.A1" office:value-type="string">
            <text:p text:style-name="ScriptTableHeader">Contents Example</text:p>
          </table:table-cell>
          <table:table-cell table:style-name="Table7.B1" office:value-type="string">
            <text:p text:style-name="ScriptTableText">/*****************************************************************/</text:p>
            <text:p text:style-name="ScriptTableText">/* Listing Contents: <text:s text:c="98"/>*/</text:p>
            <text:p text:style-name="ScriptTableText">/* <text:s text:c="3"/>Reuse instructions <text:s text:c="93"/>*/</text:p>
            <text:p text:style-name="ScriptTableText">/* <text:s text:c="3"/>Modification instructions <text:s text:c="82"/>*/</text:p>
            <text:p text:style-name="ScriptTableText">/* <text:s text:c="3"/>Compilation instructions <text:s text:c="83"/>*/</text:p>
            <text:p text:style-name="ScriptTableText">/* <text:s text:c="3"/>Includes <text:s text:c="109"/>*/</text:p>
            <text:p text:style-name="ScriptTableText">/* <text:s text:c="3"/>Class declarations: <text:s text:c="93"/>*/</text:p>
            <text:p text:style-name="ScriptTableText">/* <text:s text:c="8"/>CData <text:s text:c="108"/>*/</text:p>
            <text:p text:style-name="ScriptTableText">/* <text:s text:c="8"/>ASet <text:s text:c="110"/>*/</text:p>
            <text:p text:style-name="ScriptTableText">/* <text:s text:c="2"/>Source code in c:/classes/CData.cpp: <text:s text:c="65"/>*/</text:p>
            <text:p text:style-name="ScriptTableText">/* <text:s text:c="8"/>CData <text:s text:c="108"/>*/</text:p>
            <text:p text:style-name="ScriptTableText">/* <text:s text:c="8"/>CData() <text:s text:c="105"/>*/</text:p>
            <text:p text:style-name="ScriptTableText">/* <text:s text:c="8"/>Empty() <text:s text:c="105"/>*/</text:p>
            <text:p text:style-name="ScriptTableText">/*****************************************************************/</text:p>
          </table:table-cell>
        </table:table-row>
      </table:table>
      <text:p text:style-name="P14"><text:span text:style-name="T7"><text:s/></text:span><text:span text:style-name="T6">(continued)</text:span></text:p>
      <text:p text:style-name="P15"><text:span text:style-name="T5">Example C++ Coding Standard (c</text:span>ontinued)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ScriptTableHeader">Reuse Instructions</text:p>
          </table:table-cell>
          <table:table-cell table:style-name="Table8.B1" office:value-type="string">
            <text:list xml:id="list2969348415483217235" text:style-name="WW8Num3">
              <text:list-item>
                <text:p text:style-name="ScriptTableBullets1">Describe how the program is used: declaration format, parameter values, types, and formats.</text:p>
              </text:list-item>
              <text:list-item>
                <text:p text:style-name="ScriptTableBullets1">Provide warnings of illegal values, overflow conditions, or other conditions that could potentially result in improper operation. 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ScriptTableHeader">Reuse Instruction Example</text:p>
          </table:table-cell>
          <table:table-cell table:style-name="Table8.B1" office:value-type="string">
            <text:p text:style-name="P3">/*****************************************************************/</text:p>
            <text:p text:style-name="P3">/* <text:s text:c="3"/>Reuse instructions <text:s text:c="93"/>*/</text:p>
            <text:p text:style-name="P3">/* <text:s text:c="9"/>int PrintLine(char *line_of_character) <text:s text:c="56"/>*/</text:p>
            <text:p text:style-name="P3">/* <text:s text:c="9"/>Purpose: to print string, ‘line_of_character’, on one print line <text:s text:c="19"/>*/</text:p>
            <text:p text:style-name="P3">/* <text:s text:c="9"/>Limitations: the line length must not exceed LINE_LENGTH <text:s text:c="18"/>*/</text:p>
            <text:p text:style-name="P3">/* <text:s text:c="9"/>Return 0 if printer not ready to print, else 1 <text:s text:c="48"/>*/</text:p>
            <text:p text:style-name="P3">/*****************************************************************/</text:p>
          </table:table-cell>
        </table:table-row>
        <table:table-row table:style-name="Table8.1">
          <table:table-cell table:style-name="Table8.A1" office:value-type="string">
            <text:p text:style-name="ScriptTableHeader">Identifiers</text:p>
          </table:table-cell>
          <table:table-cell table:style-name="Table8.B1" office:value-type="string">
            <text:p text:style-name="P3">Use descriptive names for all variable, function names, constants, and other identifiers. <text:s/>Avoid abbreviations or single-letter variables.</text:p>
          </table:table-cell>
        </table:table-row>
        <table:table-row table:style-name="Table8.1">
          <table:table-cell table:style-name="Table8.A1" office:value-type="string">
            <text:p text:style-name="ScriptTableHeader">Identifier Example</text:p>
          </table:table-cell>
          <table:table-cell table:style-name="Table8.B1" office:value-type="string">
            <text:p text:style-name="P3">Int number_of_students; <text:s text:c="25"/>/* <text:s/>This is GOOD */</text:p>
            <text:p text:style-name="P3">Float: x4, j, ftave; <text:s text:c="36"/>/* <text:s/>This is BAD */ </text:p>
          </table:table-cell>
        </table:table-row>
        <table:table-row table:style-name="Table8.1">
          <table:table-cell table:style-name="Table8.A1" office:value-type="string">
            <text:p text:style-name="ScriptTableHeader">Comments</text:p>
          </table:table-cell>
          <table:table-cell table:style-name="Table8.B1" office:value-type="string">
            <text:list xml:id="list122359405160546" text:continue-numbering="true" text:style-name="WW8Num3">
              <text:list-item>
                <text:p text:style-name="ScriptTableBullets1">Document the code so the reader can understand its operation.</text:p>
              </text:list-item>
              <text:list-item>
                <text:p text:style-name="ScriptTableBullets1">Comments should explain both the purpose and behavior of the code.</text:p>
              </text:list-item>
              <text:list-item>
                <text:p text:style-name="ScriptTableBullets1">Comment variable declarations to indicate their purpose.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ScriptTableHeader">Good Comment</text:p>
          </table:table-cell>
          <table:table-cell table:style-name="Table8.B1" office:value-type="string">
            <text:p text:style-name="P3">If(record_count &gt; limit) <text:s/>/* have all records been processed? <text:s text:c="33"/>*/</text:p>
          </table:table-cell>
        </table:table-row>
        <table:table-row table:style-name="Table8.1">
          <table:table-cell table:style-name="Table8.A1" office:value-type="string">
            <text:p text:style-name="ScriptTableHeader">Bad Comment</text:p>
          </table:table-cell>
          <table:table-cell table:style-name="Table8.B1" office:value-type="string">
            <text:p text:style-name="P3">If(record_count &gt; limit) <text:s/>/* check if record count exceeds limit <text:s text:c="30"/>*/</text:p>
          </table:table-cell>
        </table:table-row>
        <table:table-row table:style-name="Table8.1">
          <table:table-cell table:style-name="Table8.A1" office:value-type="string">
            <text:p text:style-name="ScriptTableHeader">Major Sections</text:p>
          </table:table-cell>
          <table:table-cell table:style-name="Table8.B1" office:value-type="string">
            <text:p text:style-name="P3">Precede major program sections by a block comment that describes the processing done in the next section.</text:p>
          </table:table-cell>
        </table:table-row>
        <table:table-row table:style-name="Table8.1">
          <table:table-cell table:style-name="Table8.A1" office:value-type="string">
            <text:p text:style-name="ScriptTableHeader">Example</text:p>
          </table:table-cell>
          <table:table-cell table:style-name="Table8.B1" office:value-type="string">
            <text:p text:style-name="P3">/*****************************************************************/</text:p>
            <text:p text:style-name="P3">/* <text:s text:c="3"/>The program section examines the contents of the array ‘grades’ and calcu- <text:s text:c="2"/>*/</text:p>
            <text:p text:style-name="P3">/* <text:s text:c="3"/>lates the average class grade. <text:s text:c="77"/>*/</text:p>
            <text:p text:style-name="P3">/*****************************************************************/</text:p>
          </table:table-cell>
        </table:table-row>
        <table:table-row table:style-name="Table8.1">
          <table:table-cell table:style-name="Table8.A1" office:value-type="string">
            <text:p text:style-name="ScriptTableHeader">Blank Spaces</text:p>
          </table:table-cell>
          <table:table-cell table:style-name="Table8.B1" office:value-type="string">
            <text:list xml:id="list122358618572437" text:continue-numbering="true" text:style-name="WW8Num3">
              <text:list-item>
                <text:p text:style-name="ScriptTableBullets1">Write programs with sufficient spacing so they do not appear crowded.</text:p>
              </text:list-item>
              <text:list-item>
                <text:p text:style-name="ScriptTableBullets1">Separate every program construct with at least one space.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ScriptTableHeader">Indenting</text:p>
          </table:table-cell>
          <table:table-cell table:style-name="Table8.B1" office:value-type="string">
            <text:list xml:id="list122359980945666" text:continue-numbering="true" text:style-name="WW8Num3">
              <text:list-item>
                <text:p text:style-name="ScriptTableBullets1">Indent each brace level from the preceding level.</text:p>
              </text:list-item>
              <text:list-item>
                <text:p text:style-name="ScriptTableBullets1">Open and close braces should be on lines by themselves and aligned.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ScriptTableHeader">Indenting Example</text:p>
          </table:table-cell>
          <table:table-cell table:style-name="Table8.B1" office:value-type="string">
            <text:p text:style-name="P2">while (miss_distance &gt; threshold)</text:p>
            <text:p text:style-name="P2">{</text:p>
            <text:p text:style-name="P2"><text:s text:c="3"/>success_code = move_robot (target _location);</text:p>
            <text:p text:style-name="P2"><text:s text:c="2"/>if (success_code == MOVE_FAILED)</text:p>
            <text:p text:style-name="P2"><text:s text:c="2"/>{</text:p>
            <text:p text:style-name="P2"><text:s text:c="5"/>printf(“The robot move has failed.\n”);</text:p>
            <text:p text:style-name="P2"><text:s text:c="2"/>}</text:p>
            <text:p text:style-name="P2">}</text:p>
          </table:table-cell>
        </table:table-row>
        <table:table-row table:style-name="Table8.1">
          <table:table-cell table:style-name="Table8.A1" office:value-type="string">
            <text:p text:style-name="ScriptTableHeader">Capitalization</text:p>
          </table:table-cell>
          <table:table-cell table:style-name="Table8.B1" office:value-type="string">
            <text:list xml:id="list122359762212578" text:continue-numbering="true" text:style-name="WW8Num3">
              <text:list-item>
                <text:p text:style-name="ScriptTableBullets1">Capitalize all defines.</text:p>
              </text:list-item>
              <text:list-item>
                <text:p text:style-name="ScriptTableBullets1">Lowercase all other identifiers and reserved words.</text:p>
              </text:list-item>
              <text:list-item>
                <text:p text:style-name="ScriptTableBullets1">To make them readable, user messages may use mixed case.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ScriptTableHeader">Capitalization Examples</text:p>
          </table:table-cell>
          <table:table-cell table:style-name="Table8.B1" office:value-type="string">
            <text:p text:style-name="ScriptTableText">#define <text:s/>DEFAULT-NUMBER-OF-STUDENTS <text:s/>15</text:p>
            <text:p text:style-name="ScriptTableText">int class-size = DEFAULT-NUMBER-OF-STUDENTS;</text:p>
          </table:table-cell>
        </table:table-row>
      </table:table>
      <text:p text:style-name="Standard"/>
      <text:h text:style-name="Heading_20_3" text:outline-level="3">Evaluation criteria and suggestions</text:h>
      <text:p text:style-name="Block_20_line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h text:style-name="P33" text:outline-level="4">Evaluation</text:h>
            <text:h text:style-name="P33" text:outline-level="4">criteria </text:h>
          </table:table-cell>
          <table:table-cell table:style-name="Table9.A1" office:value-type="string">
            <text:p text:style-name="P29">Your standard must be</text:p>
            <text:p text:style-name="P5"><text:span text:style-name="T4">•</text:span><text:tab/>complete</text:p>
            <text:p text:style-name="P30"><text:span text:style-name="T4">•</text:span><text:tab/>legible</text:p>
          </table:table-cell>
        </table:table-row>
      </table:table>
      <text:p text:style-name="Block_20_line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h text:style-name="P32" text:outline-level="4">Suggestions</text:h>
          </table:table-cell>
          <table:table-cell table:style-name="Table10.A1" office:value-type="string">
            <text:p text:style-name="P7">Keep your standards simple and short.</text:p>
            <text:p text:style-name="P7"/>
            <text:p text:style-name="P7">Do not hesitate to copy or build on the PSP materials.</text:p>
          </table:table-cell>
        </table:table-row>
      </table:table>
      <text:p text:style-name="Block_20_line"/>
      <text:p text:style-name="P15"><text:span text:style-name="T5">Coding Standard Template</text:span></text:p>
      <text:p text:style-name="P13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6">Purpose</text:p>
          </table:table-cell>
          <table:table-cell table:style-name="Table11.B1" office:value-type="string">
            <text:p text:style-name="P16">To guide the development of programs</text:p>
            <text:p text:style-name="P16"/>
          </table:table-cell>
        </table:table-row>
        <table:table-row table:style-name="Table11.1">
          <table:table-cell table:style-name="Table11.A1" office:value-type="string">
            <text:p text:style-name="P16">Program Headers</text:p>
          </table:table-cell>
          <table:table-cell table:style-name="Table11.B1" office:value-type="string">
            <text:p text:style-name="P16">Begin all programs with a descriptive header.</text:p>
          </table:table-cell>
        </table:table-row>
        <table:table-row table:style-name="Table11.1">
          <table:table-cell table:style-name="Table11.A3" office:value-type="string">
            <text:p text:style-name="P16">Header Format</text:p>
          </table:table-cell>
          <table:table-cell table:style-name="Table11.B1" office:value-type="string">
            <text:p text:style-name="P21"/>
            <text:p text:style-name="P22"><text:s/></text:p>
            <text:p text:style-name="P20"/>
            <text:p text:style-name="P20"/>
            <text:p text:style-name="P20"/>
            <text:p text:style-name="P20"/>
            <text:p text:style-name="P20"/>
          </table:table-cell>
        </table:table-row>
        <table:table-row table:style-name="Table11.1">
          <table:table-cell table:style-name="Table11.A3" office:value-type="string">
            <text:p text:style-name="P16">Listing Contents</text:p>
          </table:table-cell>
          <table:table-cell table:style-name="Table11.B1" office:value-type="string">
            <text:p text:style-name="P16">Provide a summary of the listing contents.</text:p>
          </table:table-cell>
        </table:table-row>
        <table:table-row table:style-name="Table11.1">
          <table:table-cell table:style-name="Table11.A1" office:value-type="string">
            <text:p text:style-name="P16">Contents </text:p>
            <text:p text:style-name="P16">Example</text:p>
          </table:table-cell>
          <table:table-cell table:style-name="Table11.B1" office:value-type="string">
            <text:p text:style-name="P21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</table:table-cell>
        </table:table-row>
        <table:table-row table:style-name="Table11.1">
          <table:table-cell table:style-name="Table11.A3" office:value-type="string">
            <text:p text:style-name="P16">Reuse Instructions</text:p>
          </table:table-cell>
          <table:table-cell table:style-name="Table11.B1" office:value-type="string">
            <text:list xml:id="list8688430412416444364" text:style-name="WW8Num2">
              <text:list-item>
                <text:p text:style-name="P23">Describe how the program is used. <text:s/>Provide the declaration format, parameter values and types, and parameter limits.</text:p>
              </text:list-item>
              <text:list-item>
                <text:p text:style-name="P23">Provide warnings of illegal values, overflow conditions, or other conditions that could potentially result in improper operation.</text:p>
              </text:list-item>
            </text:list>
          </table:table-cell>
        </table:table-row>
        <table:table-row table:style-name="Table11.1">
          <table:table-cell table:style-name="Table11.A1" office:value-type="string">
            <text:p text:style-name="P16">Reuse Example</text:p>
          </table:table-cell>
          <table:table-cell table:style-name="Table11.B1" office:value-type="string">
            <text:p text:style-name="P21"/>
            <text:p text:style-name="P20"/>
            <text:p text:style-name="P20"/>
            <text:p text:style-name="P20"/>
            <text:p text:style-name="P20"/>
            <text:p text:style-name="P20"/>
            <text:p text:style-name="P20"/>
          </table:table-cell>
        </table:table-row>
        <table:table-row table:style-name="Table11.1">
          <table:table-cell table:style-name="Table11.A3" office:value-type="string">
            <text:p text:style-name="P16">Identifiers</text:p>
          </table:table-cell>
          <table:table-cell table:style-name="Table11.B1" office:value-type="string">
            <text:p text:style-name="P16">Use descriptive names for all variables, function names, constants, and other identifiers. <text:s/>Avoid abbreviations or single letter variables. <text:s/></text:p>
          </table:table-cell>
        </table:table-row>
        <table:table-row table:style-name="Table11.1">
          <table:table-cell table:style-name="Table11.A3" office:value-type="string">
            <text:p text:style-name="P16">Identifier Example</text:p>
          </table:table-cell>
          <table:table-cell table:style-name="Table11.B1" office:value-type="string">
            <text:p text:style-name="P21"/>
            <text:p text:style-name="P20"/>
          </table:table-cell>
        </table:table-row>
      </table:table>
      <text:p text:style-name="P14"><text:span text:style-name="T6">(continued)</text:span></text:p>
      <text:p text:style-name="P15"><text:span text:style-name="T5">Coding Standard Template (continued)</text:span></text:p>
      <text:p text:style-name="P13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6">Comments</text:p>
          </table:table-cell>
          <table:table-cell table:style-name="Table12.B1" office:value-type="string">
            <text:list xml:id="list7987291661360845740" text:style-name="WW8Num6">
              <text:list-item>
                <text:p text:style-name="P17">Document the code so that the reader can understand its operation. <text:s/></text:p>
              </text:list-item>
              <text:list-item>
                <text:p text:style-name="P17">Comments should explain both the purpose and behavior of the code.</text:p>
              </text:list-item>
              <text:list-item>
                <text:p text:style-name="P17">Comment variable declarations to indicate their purpose.</text:p>
              </text:list-item>
            </text:list>
          </table:table-cell>
        </table:table-row>
        <table:table-row table:style-name="Table12.1">
          <table:table-cell table:style-name="Table12.A1" office:value-type="string">
            <text:p text:style-name="P16">Good Comment</text:p>
          </table:table-cell>
          <table:table-cell table:style-name="Table12.B1" office:value-type="string">
            <text:p text:style-name="P21"/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16">Bad Comment</text:p>
          </table:table-cell>
          <table:table-cell table:style-name="Table12.B1" office:value-type="string">
            <text:p text:style-name="P21"/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16">Major Sections</text:p>
          </table:table-cell>
          <table:table-cell table:style-name="Table12.B1" office:value-type="string">
            <text:p text:style-name="P16">Precede major program sections by a block comment that describes the processing that is done in the next section</text:p>
          </table:table-cell>
        </table:table-row>
        <table:table-row table:style-name="Table12.1">
          <table:table-cell table:style-name="Table12.A1" office:value-type="string">
            <text:p text:style-name="P16">Example</text:p>
          </table:table-cell>
          <table:table-cell table:style-name="Table12.B1" office:value-type="string">
            <text:p text:style-name="P21"/>
            <text:p text:style-name="P20"/>
            <text:p text:style-name="P20"/>
            <text:p text:style-name="P20"/>
          </table:table-cell>
        </table:table-row>
        <table:table-row table:style-name="Table12.1">
          <table:table-cell table:style-name="Table12.A6" office:value-type="string">
            <text:p text:style-name="P16">Blank Spaces</text:p>
          </table:table-cell>
          <table:table-cell table:style-name="Table12.B1" office:value-type="string">
            <text:list xml:id="list5184276599610222225" text:style-name="WW8Num1">
              <text:list-item>
                <text:p text:style-name="P18">Write programs with sufficient spacing so they do not appear crowded.</text:p>
              </text:list-item>
              <text:list-item>
                <text:p text:style-name="P18">Separate every program construct with at least one space.</text:p>
              </text:list-item>
            </text:list>
          </table:table-cell>
        </table:table-row>
        <table:table-row table:style-name="Table12.1">
          <table:table-cell table:style-name="Table12.A1" office:value-type="string">
            <text:p text:style-name="P16">Indenting</text:p>
          </table:table-cell>
          <table:table-cell table:style-name="Table12.B1" office:value-type="string">
            <text:list xml:id="list6442773289141791979" text:style-name="WW8Num5">
              <text:list-item>
                <text:p text:style-name="P24">Indent every level of brace from the previous one.</text:p>
              </text:list-item>
              <text:list-item>
                <text:p text:style-name="P25">Open and closing braces should be on lines by themselves and aligned with <text:s text:c="3"/>each other.</text:p>
              </text:list-item>
            </text:list>
          </table:table-cell>
        </table:table-row>
        <table:table-row table:style-name="Table12.1">
          <table:table-cell table:style-name="Table12.A6" office:value-type="string">
            <text:p text:style-name="P16">Indenting </text:p>
            <text:p text:style-name="P16">Example</text:p>
          </table:table-cell>
          <table:table-cell table:style-name="Table12.B1" office:value-type="string">
            <text:p text:style-name="P21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16">Capitalization</text:p>
          </table:table-cell>
          <table:table-cell table:style-name="Table12.B1" office:value-type="string">
            <text:list xml:id="list4373939340180184922" text:style-name="WW8Num4">
              <text:list-item>
                <text:p text:style-name="P19">Capitalized all defines.</text:p>
              </text:list-item>
              <text:list-item>
                <text:p text:style-name="P19">Lowercase all other identifiers and reserved words.</text:p>
              </text:list-item>
              <text:list-item>
                <text:p text:style-name="P26">Messages being output to the user can be mixed-case so as to make a clean user presentation.</text:p>
              </text:list-item>
            </text:list>
          </table:table-cell>
        </table:table-row>
        <table:table-row table:style-name="Table12.1">
          <table:table-cell table:style-name="Table12.A1" office:value-type="string">
            <text:p text:style-name="P16">Capitalization Example</text:p>
          </table:table-cell>
          <table:table-cell table:style-name="Table12.B1" office:value-type="string">
            <text:p text:style-name="P21"/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New Century Schlbk" svg:font-family="'New Century Schlbk', NewCenturySchlbk"/>
    <style:font-face style:name="Courier" svg:font-family="Courier" style:font-family-generic="modern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ew York" svg:font-family="'New York', 'Times New Roman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Author" style:class="text">
      <style:paragraph-properties fo:margin-left="2.4374in" fo:margin-right="-0.25in" fo:margin-top="1.5555in" fo:margin-bottom="0in" loext:contextual-spacing="false" fo:text-indent="0in" style:auto-text-indent="false"/>
      <style:text-properties style:font-name="Helvetica" fo:font-family="Helvetica" style:font-family-generic="swiss" style:font-pitch="variable" fo:font-size="20pt" fo:font-weight="bold" style:font-size-asian="20pt" style:font-weight-asian="bold" style:font-name-complex="Helvetica" style:font-family-complex="Helvetica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Map_20_title" style:default-outline-level="1" style:class="text">
      <style:paragraph-properties fo:margin-top="0.1665in" fo:margin-bottom="0in" loext:contextual-spacing="false" fo:text-align="center" style:justify-single-word="false" fo:break-before="page">
        <style:tab-stops>
          <style:tab-stop style:position="6.9307in"/>
        </style:tab-stops>
      </style:paragraph-properties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Heading_20_2" style:display-name="Heading 2" style:family="paragraph" style:parent-style-name="Standard" style:next-style-name="Map_20_title" style:default-outline-level="2" style:class="text">
      <style:paragraph-properties fo:margin-top="0in" fo:margin-bottom="0.1665in" loext:contextual-spacing="false" fo:text-align="center" style:justify-single-word="false" fo:break-before="page">
        <style:tab-stops>
          <style:tab-stop style:position="6.9307in"/>
        </style:tab-stops>
      </style:paragraph-properties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Map_20_title" style:display-name="Map title" style:family="paragraph" style:parent-style-name="Standard" style:next-style-name="Block_20_line">
      <style:paragraph-properties fo:margin-top="0in" fo:margin-bottom="0.1665in" loext:contextual-spacing="false"/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Heading_20_3" style:display-name="Heading 3" style:family="paragraph" style:parent-style-name="Map_20_title" style:next-style-name="Block_20_line" style:default-outline-level="3" style:class="text">
      <style:paragraph-properties fo:margin-left="0in" fo:margin-right="-3.75in" fo:text-indent="0in" style:auto-text-indent="false" fo:break-before="page"/>
    </style:style>
    <style:style style:name="Heading_20_4" style:display-name="Heading 4" style:family="paragraph" style:parent-style-name="Standard" style:next-style-name="Block_20_text" style:default-outline-level="4" style:class="text">
      <style:paragraph-properties fo:margin-left="0in" fo:margin-right="5.75in" fo:text-indent="0in" style:auto-text-indent="false"/>
      <style:text-properties fo:font-weight="bold" style:font-weight-asian="bold"/>
    </style:style>
    <style:style style:name="Heading_20_5" style:display-name="Heading 5" style:family="paragraph" style:parent-style-name="Standard" style:next-style-name="Normal_20_indent" style:default-outline-level="5" style:class="text">
      <style:paragraph-properties fo:margin-left="0.5in" fo:margin-right="0in" fo:text-indent="0in" style:auto-text-indent="false"/>
      <style:text-properties fo:font-size="10pt" fo:font-weight="bold" style:font-size-asian="10pt" style:font-weight-asian="bold"/>
    </style:style>
    <style:style style:name="Heading_20_6" style:display-name="Heading 6" style:family="paragraph" style:parent-style-name="Standard" style:next-style-name="Normal_20_indent" style:default-outline-level="6" style:class="text">
      <style:paragraph-properties fo:margin-left="0.5in" fo:margin-right="0in" fo:text-indent="0in" style:auto-text-indent="false"/>
      <style:text-properties fo:font-size="10pt" style:text-underline-style="solid" style:text-underline-width="auto" style:text-underline-color="font-color" style:font-size-asian="10pt"/>
    </style:style>
    <style:style style:name="Heading_20_7" style:display-name="Heading 7" style:family="paragraph" style:parent-style-name="Standard" style:next-style-name="Normal_20_indent" style:default-outline-level="7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Normal_20_indent" style:default-outline-level="8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Normal_20_indent" style:default-outline-level="9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Block_20_text" style:display-name="Block text" style:family="paragraph" style:parent-style-name="Standard">
      <style:paragraph-properties fo:margin-left="1.5in" fo:margin-right="0in" fo:text-indent="0in" style:auto-text-indent="false"/>
    </style:style>
    <style:style style:name="Block_20_line" style:display-name="Block line" style:family="paragraph" style:parent-style-name="Block_20_text" style:next-style-name="Heading_20_4">
      <style:paragraph-properties fo:margin-left="1.3752in" fo:margin-right="0.0693in" fo:margin-top="0.1665in" fo:margin-bottom="0in" loext:contextual-spacing="false" fo:text-indent="0in" style:auto-text-indent="false" fo:padding="0in" fo:border-left="none" fo:border-right="none" fo:border-top="0.74pt solid #000000" fo:border-bottom="none"/>
      <style:text-properties fo:font-size="10pt" style:font-size-asian="10pt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1.5in" fo:margin-right="0.5in" fo:text-indent="0in" style:auto-text-indent="false">
        <style:tab-stops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fo:font-style="italic" style:font-size-asian="10pt" style:font-style-asian="italic"/>
    </style:style>
    <style:style style:name="Contents_20_3" style:display-name="Contents 3" style:family="paragraph" style:parent-style-name="Standard" style:next-style-name="Standard" style:class="index">
      <style:paragraph-properties fo:margin-left="0.6252in" fo:margin-right="0.5in" fo:text-indent="0in" style:auto-text-indent="false">
        <style:tab-stops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style:font-size-asian="10pt"/>
    </style:style>
    <style:style style:name="Contents_20_2" style:display-name="Contents 2" style:family="paragraph" style:parent-style-name="Standard" style:next-style-name="Standard" style:class="index">
      <style:paragraph-properties fo:margin-left="0.25in" fo:margin-right="0.5in" fo:text-indent="0in" style:auto-text-indent="false">
        <style:tab-stops>
          <style:tab-stop style:position="1in"/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left="0.1252in" fo:margin-right="0.5in" fo:margin-top="0.0555in" fo:margin-bottom="0in" loext:contextual-spacing="false" fo:text-indent="0in" style:auto-text-indent="false">
        <style:tab-stops>
          <style:tab-stop style:position="1.1252in"/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fo:font-weight="bold" style:font-size-asian="10pt" style:font-weight-asian="bold"/>
    </style:style>
    <style:style style:name="Footer" style:family="paragraph" style:parent-style-name="Standard" style:class="extra">
      <style:paragraph-properties>
        <style:tab-stops>
          <style:tab-stop style:position="3.5in" style:type="center"/>
          <style:tab-stop style:position="6.9307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Block_20_label" style:display-name="Block label" style:family="paragraph" style:parent-style-name="Standard" style:next-style-name="Block_20_text">
      <style:paragraph-properties fo:margin-left="0in" fo:margin-right="5.75in" fo:text-indent="0in" style:auto-text-indent="false"/>
      <style:text-properties fo:font-weight="bold" style:font-weight-asian="bold"/>
    </style:style>
    <style:style style:name="Continued_20_on_20_next_20_page" style:display-name="Continued on next page" style:family="paragraph" style:parent-style-name="Block_20_line" style:next-style-name="Map_20_title">
      <style:paragraph-properties style:line-height-at-least="0.1807in" fo:text-align="end" style:justify-single-word="false" fo:padding-left="0in" fo:padding-right="0in" fo:padding-top="0.0555in" fo:padding-bottom="0in" fo:border-left="none" fo:border-right="none" fo:border-top="0.74pt solid #000000" fo:border-bottom="none"/>
      <style:text-properties fo:font-style="italic" style:font-style-asian="italic"/>
    </style:style>
    <style:style style:name="Table_20_text" style:display-name="Table text" style:family="paragraph" style:parent-style-name="Standard">
      <style:paragraph-properties fo:margin-top="0.028in" fo:margin-bottom="0.028in" loext:contextual-spacing="false"/>
    </style:style>
    <style:style style:name="Continued_20_table_20_label" style:display-name="Continued table label" style:family="paragraph" style:parent-style-name="Block_20_label" style:next-style-name="Block_20_text">
      <style:paragraph-properties fo:margin-left="0in" fo:margin-right="0in" fo:text-indent="0in" style:auto-text-indent="false"/>
    </style:style>
    <style:style style:name="Chapter_20_title" style:display-name="Chapter title" style:family="paragraph" style:parent-style-name="Map_20_title" style:next-style-name="Map_20_title">
      <style:paragraph-properties fo:text-align="center" style:justify-single-word="false"/>
    </style:style>
    <style:style style:name="Bullet_20_text_20_1" style:display-name="Bullet text 1" style:family="paragraph" style:parent-style-name="Block_20_text">
      <style:paragraph-properties fo:margin-left="0.1252in" fo:margin-right="0in" fo:text-indent="-0.1252in" style:auto-text-indent="false" fo:keep-with-next="always"/>
    </style:style>
    <style:style style:name="Memo_20_line" style:display-name="Memo line" style:family="paragraph" style:parent-style-name="Block_20_line" style:next-style-name="Block_20_label">
      <style:paragraph-properties fo:margin-left="0in" fo:margin-right="0.0693in" fo:text-indent="0in" style:auto-text-indent="false"/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/>
    </style:style>
    <style:style style:name="Embedded_20_table" style:display-name="Embedded table" style:family="paragraph" style:parent-style-name="Standard">
      <style:paragraph-properties fo:margin-left="0.0555in" fo:margin-right="0.0835in" style:line-height-at-least="0.1807in" fo:text-indent="0in" style:auto-text-indent="false" fo:padding="0in" fo:border="0.74pt solid #000000">
        <style:tab-stops>
          <style:tab-stop style:position="0.1807in"/>
          <style:tab-stop style:position="2.3752in"/>
        </style:tab-stops>
      </style:paragraph-properties>
    </style:style>
    <style:style style:name="Large_20_serif_20_text" style:display-name="Large serif text" style:family="paragraph" style:parent-style-name="Standard">
      <style:paragraph-properties fo:text-align="center" style:justify-single-word="false"/>
      <style:text-properties fo:font-size="24pt" style:font-size-asian="24pt"/>
    </style:style>
    <style:style style:name="Bullet_20_text_20_2" style:display-name="Bullet text 2" style:family="paragraph" style:parent-style-name="Bullet_20_text_20_1">
      <style:paragraph-properties fo:margin-left="1.8055in" fo:margin-right="0in" fo:text-indent="-0.1252in" style:auto-text-indent="false"/>
    </style:style>
    <style:style style:name="Figure" style:family="paragraph" style:parent-style-name="Standard">
      <style:paragraph-properties fo:margin-top="0in" fo:margin-bottom="0.0417in" loext:contextual-spacing="false" fo:text-align="center" style:justify-single-word="false"/>
      <style:text-properties style:font-name="Helvetica" fo:font-family="Helvetica" style:font-family-generic="swiss" style:font-pitch="variable" fo:font-weight="bold" style:font-weight-asian="bold" style:font-name-complex="Helvetica" style:font-family-complex="Helvetica" style:font-family-generic-complex="swiss" style:font-pitch-complex="variable"/>
    </style:style>
    <style:style style:name="Table_20_bullets_20_1" style:display-name="Table bullets 1" style:family="paragraph" style:parent-style-name="Table_20_text">
      <style:paragraph-properties fo:margin-left="0.1252in" fo:margin-right="0in" fo:text-indent="-0.1252in" style:auto-text-indent="false"/>
    </style:style>
    <style:style style:name="Table_20_bullets_20_2" style:display-name="Table bullets 2" style:family="paragraph" style:parent-style-name="Table_20_bullets_20_1">
      <style:paragraph-properties fo:margin-left="0.25in" fo:margin-right="0in" fo:text-indent="-0.1252in" style:auto-text-indent="false"/>
    </style:style>
    <style:style style:name="Table_20_Entry" style:display-name="Table Entry" style:family="paragraph" style:parent-style-name="Standard">
      <style:paragraph-properties fo:padding="0in" fo:border="0.74pt solid #000000"/>
      <style:text-properties style:font-name="Helvetica" fo:font-family="Helvetica" style:font-family-generic="swiss" style:font-pitch="variable" style:font-name-complex="Helvetica" style:font-family-complex="Helvetica" style:font-family-generic-complex="swiss" style:font-pitch-complex="variable"/>
    </style:style>
    <style:style style:name="Text" style:family="paragraph" style:parent-style-name="Standard" style:class="extra">
      <style:paragraph-properties fo:margin-top="0in" fo:margin-bottom="0.0417in" loext:contextual-spacing="false"/>
      <style:text-properties style:font-name="Helvetica" fo:font-family="Helvetica" style:font-family-generic="swiss" style:font-pitch="variable" style:font-name-complex="Helvetica" style:font-family-complex="Helvetica" style:font-family-generic-complex="swiss" style:font-pitch-complex="variable"/>
    </style:style>
    <style:style style:name="Author" style:family="paragraph" style:parent-style-name="Standard" style:next-style-name="Date">
      <style:paragraph-properties fo:margin-left="2.8126in" fo:margin-right="0in" fo:margin-top="0.1945in" fo:margin-bottom="0in" loext:contextual-spacing="false" fo:text-indent="0in" style:auto-text-indent="false"/>
      <style:text-properties style:font-name="Helvetica" fo:font-family="Helvetica" style:font-family-generic="swiss" style:font-pitch="variable" fo:font-size="11pt" fo:font-weight="bold" style:font-size-asian="11pt" style:font-weight-asian="bold" style:font-name-complex="Helvetica" style:font-family-complex="Helvetica" style:font-family-generic-complex="swiss" style:font-pitch-complex="variable"/>
    </style:style>
    <style:style style:name="Date" style:family="paragraph" style:parent-style-name="Standard">
      <style:paragraph-properties fo:margin-left="3.1874in" fo:margin-right="0in" fo:margin-top="0.0835in" fo:margin-bottom="0in" loext:contextual-spacing="false" fo:text-indent="0in" style:auto-text-indent="false"/>
      <style:text-properties style:font-name="Helvetica" fo:font-family="Helvetica" style:font-family-generic="swiss" style:font-pitch="variable" fo:font-size="11pt" fo:font-weight="bold" style:font-size-asian="11pt" style:font-weight-asian="bold" style:font-name-complex="Helvetica" style:font-family-complex="Helvetica" style:font-family-generic-complex="swiss" style:font-pitch-complex="variable"/>
    </style:style>
    <style:style style:name="logo" style:family="paragraph" style:parent-style-name="Standard">
      <style:paragraph-properties fo:margin-top="0.0555in" fo:margin-bottom="0in" loext:contextual-spacing="false"/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bars" style:family="paragraph" style:parent-style-name="Standard">
      <style:paragraph-properties fo:margin-left="0.75in" fo:margin-right="0in" fo:margin-top="0.1252in" fo:margin-bottom="0.1945in" loext:contextual-spacing="false" fo:line-height="0.0417in" fo:text-align="end" style:justify-single-word="false" fo:text-indent="0in" style:auto-text-indent="false">
        <style:tab-stops>
          <style:tab-stop style:position="6in" style:leader-style="solid" style:leader-text="_"/>
        </style:tab-stops>
      </style:paragraph-properties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approval" style:family="paragraph" style:parent-style-name="Standard">
      <style:paragraph-properties fo:margin-top="2.5in" fo:margin-bottom="0in" loext:contextual-spacing="false" style:line-height-at-least="0.1528in" fo:text-align="end" style:justify-single-word="false"/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/>
    </style:style>
    <style:style style:name="title" style:family="paragraph" style:parent-style-name="Standard">
      <style:paragraph-properties fo:margin-top="1.389in" fo:margin-bottom="0in" loext:contextual-spacing="false" style:line-height-at-least="0.361in" fo:text-align="end" style:justify-single-word="false"/>
      <style:text-properties style:font-name="Helvetica" fo:font-family="Helvetica" style:font-family-generic="swiss" style:font-pitch="variable" fo:font-size="20pt" fo:font-weight="bold" style:font-size-asian="20pt" style:font-weight-asian="bold" style:font-name-complex="Helvetica" style:font-family-complex="Helvetica" style:font-family-generic-complex="swiss" style:font-pitch-complex="variable"/>
    </style:style>
    <style:style style:name="author" style:family="paragraph" style:parent-style-name="Standard">
      <style:paragraph-properties fo:margin-top="0.139in" fo:margin-bottom="0in" loext:contextual-spacing="false" style:line-height-at-least="0.2362in" fo:text-align="end" style:justify-single-word="false"/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project" style:family="paragraph" style:parent-style-name="Standard">
      <style:paragraph-properties fo:margin-top="0.0555in" fo:margin-bottom="0in" loext:contextual-spacing="false" style:line-height-at-least="0.1665in" fo:text-align="end" style:justify-single-word="false"/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1264in" fo:margin-right="0in" fo:text-indent="-0.1264in" style:auto-text-indent="false"/>
    </style:style>
    <style:style style:name="ScriptTableHeader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criptTableText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criptTableBullets1" style:family="paragraph" style:parent-style-name="ScriptTableText" style:list-style-name="WW8Num3">
      <style:paragraph-properties>
        <style:tab-stops>
          <style:tab-stop style:position="0.1252in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37% 100%" fo:font-size="8pt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1in" fo:margin-left="0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1in" fo:margin-left="0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25in" fo:text-indent="-0.1252in" fo:margin-left="0.1252in"/>
        </style:list-level-properties>
        <style:text-properties style:font-name="Liberation Serif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0.9874in" fo:text-indent="-0.25in" fo:margin-left="0.9874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4874in" fo:text-indent="-0.25in" fo:margin-left="1.4874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1.9874in" fo:text-indent="-0.25in" fo:margin-left="1.9874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4874in" fo:text-indent="-0.25in" fo:margin-left="2.4874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2.9874in" fo:text-indent="-0.25in" fo:margin-left="2.9874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4874in" fo:text-indent="-0.25in" fo:margin-left="3.487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3.9874in" fo:text-indent="-0.25in" fo:margin-left="3.9874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4874in" fo:text-indent="-0.25in" fo:margin-left="4.48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1in" fo:margin-left="0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1in" fo:margin-left="0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1in" fo:margin-left="0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New Century Schlbk" fo:font-size="10pt" style:font-size-asian="10pt" style:font-name-complex="New Century Schlbk"/>
    </style:style>
    <style:style style:name="MT2" style:family="text">
      <style:text-properties style:font-name="Symbol" fo:font-size="10pt" style:font-name-asian="Symbol" style:font-size-asian="10pt" style:font-name-complex="Symbol"/>
    </style:style>
    <style:style style:name="MT3" style:family="text">
      <style:text-properties style:font-name="New Century Schlbk" fo:font-size="10pt" style:font-name-asian="Symbol" style:font-size-asian="10pt" style:font-name-complex="New Century Schlbk"/>
    </style:style>
    <style:page-layout style:name="Mpm1">
      <style:page-layout-properties fo:page-width="8.5in" fo:page-height="11in" style:num-format="1" style:print-orientation="portrait" fo:margin-top="0.75in" fo:margin-bottom="0.5in" fo:margin-left="0.75in" fo:margin-right="0.7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5in" fo:margin-top="0.211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Coding Standard <text:s text:c="8"/>January 2006<text:tab/></text:span><text:span text:style-name="MT1"><text:page-number style:num-format="1" text:select-page="current">1</text:page-number></text:span><text:span text:style-name="MT1"><text:tab/></text:span><text:span text:style-name="MT2"></text:span><text:span text:style-name="MT3"> 2006 by Carnegie Mellon University</text:span></text:p>
      </style:footer>
    </style:master-page>
    <style:master-page style:name="Convert_20_1" style:display-name="Convert 1" style:page-layout-name="Mpm1">
      <style:footer>
        <text:p text:style-name="Footer"><text:span text:style-name="MT1">Coding Standard <text:s text:c="8"/>January 2006<text:tab/></text:span><text:span text:style-name="MT1"><text:page-number style:num-format="1" text:select-page="current">9</text:page-number></text:span><text:span text:style-name="MT1"><text:tab/></text:span><text:span text:style-name="MT2"></text:span><text:span text:style-name="MT3"> 2006 by Carnegie Mellon University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ing PSP0 Process</dc:title>
    <dc:subject>PSP0</dc:subject>
    <meta:initial-creator>Jim Over</meta:initial-creator>
    <meta:creation-date>2004-08-18T22:08:00</meta:creation-date>
    <dc:date>2017-03-16T12:23:58.150001310</dc:date>
    <meta:print-date>2006-01-03T11:46:00</meta:print-date>
    <meta:editing-cycles>27</meta:editing-cycles>
    <meta:editing-duration>PT5H3M2S</meta:editing-duration>
    <meta:document-statistic meta:table-count="12" meta:image-count="1" meta:object-count="0" meta:page-count="9" meta:paragraph-count="188" meta:word-count="1018" meta:character-count="8921" meta:non-whitespace-character-count="6123"/>
    <meta:generator>LibreOffice/5.2.6.2$Linux_X86_64 LibreOffice_project/20$Build-2</meta:generator>
  </office:meta>
</office:document-meta>
</file>